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{contacts_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32:09.680247123</meta:creation-date>
    <dc:date>2025-04-28T20:09:39.581880943</dc:date>
    <meta:editing-duration>PT4M45S</meta:editing-duration>
    <meta:editing-cycles>5</meta:editing-cycles>
    <meta:generator>LibreOffice/24.2.7.2$Linux_X86_64 LibreOffice_project/420$Build-2</meta:generator>
    <meta:keyword>contact list paragraph tab stops richtext template hyperlink</meta:keyword>
    <dc:coverage>An example showcasing how to format contact lists with paragraphs, tab stops, and hyperlinks.</dc:coverage>
    <dc:subject>Demonstration of Paragraphs and Tab Stops</dc:subject>
    <dc:title>Sample 7 Contacts List Example</dc:title>
    <meta:document-statistic meta:table-count="0" meta:image-count="0" meta:object-count="0" meta:page-count="1" meta:paragraph-count="1" meta:word-count="1" meta:character-count="18" meta:non-whitespace-character-count="18"/>
  </office:meta>
</office:document-meta>
</file>